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color="#004b91" style:font-name="Times" fo:font-size="10pt" fo:letter-spacing="normal" style:font-size-asian="10pt" style:font-size-complex="10pt"/>
    </style:style>
    <style:style style:name="P2" style:family="paragraph" style:parent-style-name="Standard">
      <style:paragraph-properties fo:margin-top="0cm" fo:margin-bottom="0.499cm" loext:contextual-spacing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top="0cm" fo:margin-bottom="0.499cm" loext:contextual-spacing="false"/>
      <style:text-properties style:font-name="Times" fo:font-size="10pt" fo:font-weight="bold" style:font-size-asian="10pt" style:font-size-complex="10pt"/>
    </style:style>
    <style:style style:name="P4" style:family="paragraph" style:parent-style-name="Standard">
      <style:text-properties style:font-name="Times" fo:font-size="10pt" style:font-size-asian="10pt" style:font-size-complex="10pt"/>
    </style:style>
    <style:style style:name="T1" style:family="text">
      <style:text-properties officeooo:rsid="000684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 apt-get update &amp;&amp; sudo apt-get upgrade -y</text:p>
      <text:p text:style-name="P2">sudo apt-get install openjdk-<text:span text:style-name="T1">8</text:span>-jdk -y</text:p>
      <text:p text:style-name="P2">wget http://archive.apache.org/dist/flume/1.4.0/apache-flume-1.4.0-bin.tar.gz</text:p>
      <text:p text:style-name="P2">tar -zxvf apache-flume-1.4.0-bin.tar.gz</text:p>
      <text:p text:style-name="P2">cd apache-flume-1.4.0-bin/conf/</text:p>
      <text:p text:style-name="P2">mv flume-env.sh.template flume-env.sh</text:p>
      <text:p text:style-name="P2">nano /home/ubuntu/apache-flume-1.4.0-bin/conf/flume-env.sh</text:p>
      <text:p text:style-name="P2">JAVA_HOME=/usr/lib/jvm/java-8-openjdk-amd64</text:p>
      <text:p text:style-name="P2">FLUME_CLASSPATH="/home/ubuntu/apache-flume-1.4.0-bin/lib/*.jar"</text:p>
      <text:p text:style-name="P2">cd</text:p>
      <text:p text:style-name="P2">nano flume.conf</text:p>
      <text:p text:style-name="P4"># Flume agent config</text:p>
      <text:p text:style-name="P4">cloudage.sources = eventlog</text:p>
      <text:p text:style-name="P4">cloudage.channels = file_channel</text:p>
      <text:p text:style-name="P4">cloudage.sinks = sink_to_hdfs</text:p>
      <text:p text:style-name="P4"/>
      <text:p text:style-name="P4"># Define / Configure source</text:p>
      <text:p text:style-name="P4">cloudage.sources.eventlog.type = exec</text:p>
      <text:p text:style-name="P4">cloudage.sources.eventlog.command = tail -F /var/log/flume/eventlog.log</text:p>
      <text:p text:style-name="P4">cloudage.sources.eventlog.restart = true</text:p>
      <text:p text:style-name="P4">cloudage.sources.eventlog.batchSize = 1000</text:p>
      <text:p text:style-name="P4">#cloudage.sources.eventlog.type = seq</text:p>
      <text:p text:style-name="P4"/>
      <text:p text:style-name="P4"># HDFS sinks</text:p>
      <text:p text:style-name="P4">cloudage.sinks.sink_to_hdfs.type = hdfs</text:p>
      <text:p text:style-name="P4">cloudage.sinks.sink_to_hdfs.hdfs.fileType = DataStream</text:p>
      <text:p text:style-name="P4">cloudage.sinks.sink_to_hdfs.hdfs.path = hdfs://localhost:9000/user/ubuntu/flume/events</text:p>
      <text:p text:style-name="P4">cloudage.sinks.sink_to_hdfs.hdfs.filePrefix = eventlog</text:p>
      <text:p text:style-name="P4">cloudage.sinks.sink_to_hdfs.hdfs.fileSuffix = .log</text:p>
      <text:p text:style-name="P4">cloudage.sinks.sink_to_hdfs.hdfs.batchSize = 1000</text:p>
      <text:p text:style-name="P4"/>
      <text:p text:style-name="P4"># Use a channel which buffers events in memory</text:p>
      <text:p text:style-name="P4">cloudage.channels.file_channel.type = file</text:p>
      <text:p text:style-name="P4">cloudage.channels.file_channel.checkpointDir = /var/log/flume/checkpoint</text:p>
      <text:p text:style-name="P4">cloudage.channels.file_channel.dataDirs = /var/log/flume/data</text:p>
      <text:p text:style-name="P4"/>
      <text:p text:style-name="P4"># Bind the source and sink to the channel</text:p>
      <text:p text:style-name="P4">cloudage.sources.eventlog.channels = file_channel</text:p>
      <text:p text:style-name="P2">cloudage.sinks.sink_to_hdfs.channel = file_channel</text:p>
      <text:p text:style-name="P2">mv flume.conf /home/ubuntu/apache-flume-1.4.0-bin/conf/</text:p>
      <text:p text:style-name="P4">sudo mkdir /var/log/flume/</text:p>
      <text:p text:style-name="P4">sudo mkdir /var/log/flume/checkpoint/</text:p>
      <text:p text:style-name="P4">sudo mkdir /var/log/flume/data/</text:p>
      <text:p text:style-name="P2">sudo chmod 777 -R /var/log/flume</text:p>
      <text:p text:style-name="P2">hadoop fs -mkdir hdfs://localhost:9000/user/ubuntu/flume/events</text:p>
      <text:p text:style-name="P1"><text:soft-page-break/>wget https://s3.amazonaws.com/cloud-age/generate_logs.py</text:p>
      <text:p text:style-name="P2">cd apache-flume-1.4.0-bin/bin</text:p>
      <text:p text:style-name="P2">./flume-ng agent --conf /home/ubuntu/apache-flume-1.4.0-bin/conf/ --conf-file /home/ubuntu/apache-flume-1.4.0-bin/conf/flume.conf <text:s/>--name cloudage</text:p>
      <text:p text:style-name="P2">nc -l localhost 1234</text:p>
      <text:p text:style-name="P2">telnet localhost 1234</text:p>
      <text:p text:style-name="P3">or</text:p>
      <text:p text:style-name="P3">nano .bashrc</text:p>
      <text:p text:style-name="P3">export FLUME_PREFIX=/home/ubuntu/apache-flume-1.4.0-bin/</text:p>
      <text:p text:style-name="P3">export PATH=$PATH:$FLUME_PREFIX/bin</text:p>
      <text:p text:style-name="P3">For a seperate flume server make sure common*.jar is in flume lib</text:p>
      <text:p text:style-name="P3">cp /usr/local/hadoop/lib/common*.jar /home/ubuntu/ apache-flume-1.4.0-bin/lib/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7T15:23:05.284019170</dc:date>
    <meta:editing-duration>PT52M12S</meta:editing-duration>
    <meta:editing-cycles>1</meta:editing-cycles>
    <meta:document-statistic meta:table-count="0" meta:image-count="0" meta:object-count="0" meta:page-count="2" meta:paragraph-count="52" meta:word-count="185" meta:character-count="2279" meta:non-whitespace-character-count="2148"/>
  </office:meta>
</office:document-meta>
</file>